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8db2e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text-underline-style="none" officeooo:rsid="038c274c" style:font-style-asian="normal" style:font-style-complex="normal"/>
    </style:style>
    <style:style style:name="T22" style:family="text">
      <style:text-properties style:font-name="Liberation Sans" fo:font-style="normal" style:font-style-asian="normal" style:font-style-complex="normal"/>
    </style:style>
    <style:style style:name="T23" style:family="text">
      <style:text-properties officeooo:rsid="03850c7c"/>
    </style:style>
    <style:style style:name="T24" style:family="text">
      <style:text-properties officeooo:rsid="0387c0db"/>
    </style:style>
    <style:style style:name="T25" style:family="text">
      <style:text-properties officeooo:rsid="038838b6"/>
    </style:style>
    <style:style style:name="T26" style:family="text">
      <style:text-properties officeooo:rsid="0388cad3"/>
    </style:style>
    <style:style style:name="T27" style:family="text">
      <style:text-properties officeooo:rsid="038a165c"/>
    </style:style>
    <style:style style:name="T28" style:family="text">
      <style:text-properties officeooo:rsid="038a2ce0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3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7">Bijv</text:span><text:span text:style-name="T28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4">Bijv</text:span><text:span text:style-name="T8">oorbeeld:</text:span> Windows <text:span text:style-name="T24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5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6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2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7"><text:span text:style-name="Emphasis"><text:span text:style-name="T29">Geschreven door </text:span></text:span><text:a xlink:type="simple" xlink:href="mailto:info@karelzimmer.nl?subject=Innameformulier overstappen Windows naar Linux" text:style-name="Internet_20_link" text:visited-style-name="Visited_20_Internet_20_Link"><text:span text:style-name="Emphasis"><text:span text:style-name="T30">Karel Zimmer</text:span></text:span></text:a><text:span text:style-name="Emphasis"><text:span text:style-name="T2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">Publiek Domein Verklaring</text:span></text:span></text:a><text:span text:style-name="Emphasis"><text:span text:style-name="T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9-30T08:00:21.845303918">30-09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9-30T08:00:21.666843689</dc:date>
    <meta:editing-duration>PT18H18M15S</meta:editing-duration>
    <meta:editing-cycles>914</meta:editing-cycles>
    <meta:generator>LibreOffice/7.3.6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2" meta:character-count="1147" meta:non-whitespace-character-count="1003"/>
  </office:meta>
</office:document-meta>
</file>